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6000001F265B63BEECF51C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222cm" draw:z-index="0"><draw:image xlink:href="Pictures/1000000000000396000001F265B63BEECF51CC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5:19:31.941000000</meta:creation-date>
    <dc:date>2023-08-15T15:22:40.808000000</dc:date>
    <meta:editing-duration>PT3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